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944in" style:rel-column-width="16035*"/>
    </style:style>
    <style:style style:name="Table1.B" style:family="table-column">
      <style:table-column-properties style:column-width="4.116in" style:rel-column-width="38951*"/>
    </style:style>
    <style:style style:name="Table1.C" style:family="table-column">
      <style:table-column-properties style:column-width="1.1146in" style:rel-column-width="1054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eleccion de Lenguaje de Programación </text:h>
      <text:h text:style-name="Heading_20_3" text:outline-level="3">Modificacion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Quien modifico</text:p>
          </table:table-cell>
          <table:table-cell table:style-name="Table1.A1" office:value-type="string">
            <text:p text:style-name="Table_20_Contents">Cambios realizados</text:p>
          </table:table-cell>
          <table:table-cell table:style-name="Table1.C1" office:value-type="string">
            <text:p text:style-name="Table_20_Contents">Fecha</text:p>
          </table:table-cell>
        </table:table-row>
        <table:table-row>
          <table:table-cell table:style-name="Table1.A2" office:value-type="string">
            <text:p text:style-name="Table_20_Contents">FcoDiaz</text:p>
          </table:table-cell>
          <table:table-cell table:style-name="Table1.A2" office:value-type="string">
            <text:p text:style-name="Table_20_Contents">Primer borrador del documento</text:p>
          </table:table-cell>
          <table:table-cell table:style-name="Table1.C2" office:value-type="string">
            <text:p text:style-name="Table_20_Contents">9-Nov-2010</text:p>
          </table:table-cell>
        </table:table-row>
        <table:table-row>
          <table:table-cell table:style-name="Table1.A2" office:value-type="string">
            <text:p text:style-name="Table_20_Contents">Fco Diaz</text:p>
          </table:table-cell>
          <table:table-cell table:style-name="Table1.A2" office:value-type="string">
            <text:p text:style-name="Table_20_Contents">Evaluacion de Python como lenguaje para el proyecto Solicont.</text:p>
          </table:table-cell>
          <table:table-cell table:style-name="Table1.C2" office:value-type="string">
            <text:p text:style-name="Table_20_Contents">17-Nov-2010</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Standard"/>
      <text:h text:style-name="Heading_20_3" text:outline-level="3">Objetivo</text:h>
      <text:p text:style-name="Text_20_body">El proposito del siguiente documento es tener una plantilla base para la evaluacion de las caracteristicas de un lengueje de programacion en particular y de esta forma, poder comparar en igualdad de criterios cual es mas apropiado para un determinado proyecto.</text:p>
      <text:p text:style-name="Text_20_body"/>
      <text:p text:style-name="Text_20_body">Nota: este es un borrador , si se ha omitido o cometido algun error, por favor ayudanos a mejorarlo.</text:p>
      <text:p text:style-name="Standard"/>
      <text:h text:style-name="Heading_20_3" text:outline-level="3">Contenido</text:h>
      <text:list xml:id="list850835495" text:style-name="L1">
        <text:list-item>
          <text:p text:style-name="P1">Productividad </text:p>
          <text:list>
            <text:list-item>
              <text:p text:style-name="P1">IDE disponible o editor de texto<text:note text:id="ftn1" text:note-class="footnote"><text:note-citation>1</text:note-citation><text:note-body><text:p text:style-name="Footnote">http://en.wikipedia.org/wiki/List_of_integrated_development_environments_for_Python#Python</text:p></text:note-body></text:note> </text:p>
              <text:list>
                <text:list-item>
                  <text:p text:style-name="P1">Existe una gran cantidad de ambientes de desarrollo para este lenguaje, que van desde aplicaciones comerciales como Winware y Komodo, asi como tambien IDEs disponibles como programas independientes (open source) entre ellas tenemos: eric, IDLE, SPE, PyPE, etc., o plugins para otros ambientes de desarrollo como Eclipse, Netbeans, Aptana</text:p>
                </text:list-item>
              </text:list>
            </text:list-item>
            <text:list-item>
              <text:p text:style-name="P1">Librerias disponibles </text:p>
              <text:list>
                <text:list-item>
                  <text:p text:style-name="P1">Pyton posee una de las librerias de software mas grande, asi como otros lenguajes como Perl, esto permite la existencia con anteriorida de herramientas disponibles para casi cualquier tarea. Esto es lo que se conoce como “lenguaje con baterias incluidas” dentro de la filosofia del lenguaje. Estas librerias <text:s/>o modulos pueden ser incrementadas usando tanto el mismo lenguaje Python, o C. Librerias existentes en el paquete Boost tambien permiten interoperatividad entre Python y C++; esta caracteristica lo hace un lenguaje sumamente fuerte dado que combina la existencia de librerias con las capacidades de lenguaje de bajo/medio nivel como C/C++. Las librerias incluyen herramientas para desarrollo de aplicaciones de red, dado el soporte a diferentes protocolos (ftp, http, mime, etc), modulos para crear aplicaciones graficas, acceso a bases de datos SQL/Non-SQL, expresiones regulares, asi como tambien el soporte de prueba de unidades (Unit Test). </text:p>
                </text:list-item>
              </text:list>
            </text:list-item>
            <text:list-item>
              <text:p text:style-name="P1">Frameworks<text:note text:id="ftn2" text:note-class="footnote"><text:note-citation>2</text:note-citation><text:note-body><text:p text:style-name="Footnote">http://wiki.python.org/moin/WebFrameworks</text:p></text:note-body></text:note> disponibles para programacion Web o no: <text:s/>una aplicacion de web puede ser la <text:soft-page-break/>combinacion de un servidor de aplicaciones, almacenamiento en una base de datos, un generador de templates (css, html, javascripts, etc), un modulo de autenticacion, AJAX que favorece el desarrollo de aplicaciones en el navegador del cliente, etc., estos pueden programarse de forma individual o todos juntos disponibles por medio de un framework. Ejemplos de estos son: </text:p>
              <text:list>
                <text:list-item>
                  <text:p text:style-name="P1">Django, </text:p>
                </text:list-item>
                <text:list-item>
                  <text:p text:style-name="P1">Grok, </text:p>
                </text:list-item>
                <text:list-item>
                  <text:p text:style-name="P1">Pylons, </text:p>
                </text:list-item>
                <text:list-item>
                  <text:p text:style-name="P1">TurboGears, </text:p>
                </text:list-item>
                <text:list-item>
                  <text:p text:style-name="P1">Zope, </text:p>
                </text:list-item>
                <text:list-item>
                  <text:p text:style-name="P1">Twisted, entre otros muchos que permiten el Desarrollo Rapido de Aplicaciones.</text:p>
                </text:list-item>
              </text:list>
            </text:list-item>
            <text:list-item>
              <text:p text:style-name="P1">Que tan fácil seria desarrollar un framework o librerias auxiliares: La disponibilidad de frameworks da una idea de la facilidad con la que diferentes paradigmas (base para muchos frameworks) se adecuan al lenguaje, lo cual lo hace un ambiente de desarrollo muy eficaz.</text:p>
            </text:list-item>
            <text:list-item>
              <text:p text:style-name="P1">Compiladores: Python es un lenguaje interpretado, pero mediante algunas librerias puede ser compilado a Bytecode (semejanza de otros lenguajes como Java), este tipo de compilacion ha sido puesto en duda dadas las velocidades que se pueden alcanzar dadas las capacidades de los procesadores en la actualidad; en el caso que sea necesario obtener mas velocidad, es necesario implementar esas librerias en C/C++.</text:p>
            </text:list-item>
            <text:list-item>
              <text:p text:style-name="P1">Depuradores: el modulo pdb consta de un depurador para programas escritos en Python, este soporta la </text:p>
              <text:list>
                <text:list-item>
                  <text:p text:style-name="P1">creacion de breakpoints, </text:p>
                </text:list-item>
                <text:list-item>
                  <text:p text:style-name="P1">ejecucion paso a paso en el codigo, asi como librerias, </text:p>
                </text:list-item>
                <text:list-item>
                  <text:p text:style-name="P1">inspeccion del stack, </text:p>
                </text:list-item>
                <text:list-item>
                  <text:p text:style-name="P1">vista del codigo en ejecucion, </text:p>
                </text:list-item>
                <text:list-item>
                  <text:p text:style-name="P1">asi como evaluacion de codigo en tiempo de ejecucion, </text:p>
                </text:list-item>
                <text:list-item>
                  <text:p text:style-name="P1">tambien se puede depurar codigo luego que este ha terminado de ejecutarse (post-mortem debugging). </text:p>
                </text:list-item>
              </text:list>
            </text:list-item>
            <text:list-item>
              <text:p text:style-name="P1">Herramientas de documentacion: </text:p>
              <text:list>
                <text:list-item>
                  <text:p text:style-name="P1">doxigen, </text:p>
                </text:list-item>
                <text:list-item>
                  <text:p text:style-name="P1">epydoc, </text:p>
                </text:list-item>
                <text:list-item>
                  <text:p text:style-name="P1">twintext (comercial), </text:p>
                </text:list-item>
                <text:list-item>
                  <text:p text:style-name="P1">modulo de documentacion pydoc que genera ayudas y </text:p>
                </text:list-item>
                <text:list-item>
                  <text:p text:style-name="P1">documentos de los comentarios en el codigo.</text:p>
                </text:list-item>
              </text:list>
            </text:list-item>
            <text:list-item>
              <text:p text:style-name="P1">Curva de aprendizaje: dado que este es un lenguaje interpretado, tipo scripts, lo basico del lenguaje, incluyendo algunas librerias basicas, puede tomar 2 semanas aprox. para dominarlo, librerias adicionales para manejo de base de datos, aplicaciones en web, etc, puede tomar un semana adicional, pero la ventaja es que las librerias estan listas para utilizarse en casi cualquier herramienta; ademas los frameworks facilitan tambien muchos de los detalles de bajo nivel, lo cual puede añadir un par de semanas mas.</text:p>
            </text:list-item>
            <text:list-item>
              <text:p text:style-name="P1">Aplica este lenguaje al tipo de aplicación que estamos intentanto desarrollar: python es un lenguaje de proposito general, y se utiliza en muchos sistemas actualmente en diferentes ramas, por tanto, el lenguaje es un buen candidato para su utilizacion en el desarrollo de este proyecto. Para dar mas soporte a esta premisa, haciendo una busqueda en freshmeat, encontre que al menos 16 proyectos de contabilidad usan Python para su desarrollo: <text:span text:style-name="T1">http://freshmeat.net/tags/python?page=1&amp;with=2789%2C2793&amp;without=</text:span></text:p>
            </text:list-item>
            <text:list-item>
              <text:p text:style-name="P1">Es este un lenguaje donde se puede aplicar RAD (<text:span text:style-name="T1">Rapid Application Development</text:span>), para <text:soft-page-break/>el caso de desarrollo rapido de prototipos mediante el uso de algunas herramientas graficas, Python es un buen lenguaje para RAD tanto en GUI como en Web; herramientas como TurboGears facilitan la creacion de prototipos en forma efectiva y rapida.</text:p>
            </text:list-item>
          </text:list>
        </text:list-item>
        <text:list-item>
          <text:p text:style-name="P1">Popularidad del Lenguaje de Programacion </text:p>
          <text:list>
            <text:list-item>
              <text:p text:style-name="P1">Que tan popular es el lenguaje de programación: ranking 6 en el siguiente sitio, solo abajo de Java, C/C++, JavaScript y PHP (http://langpop.com/)</text:p>
            </text:list-item>
            <text:list-item>
              <text:p text:style-name="P1">Quienes en el grupo saben programar en este lenguaje: creo que solo yo se programar en Python, aunque puede que uno que otro por ahi sepa tambien.</text:p>
            </text:list-item>
            <text:list-item>
              <text:p text:style-name="P1">Que tantos proyectos similares usan este tipo de lenguaje (comparacion de proyectos en Freshmeat, Sourceforge, etc.) <text:s/>En freshmeat hay 16 proyectos que comparten ciertas caracteristicas con este proyecto (Tag: Financial) y que usan Python para su desarrollo</text:p>
            </text:list-item>
            <text:list-item>
              <text:p text:style-name="P1">Que futuro tiene este lenguaje de continuar en el mercado: <text:s/>Python se ha convertido en uno de los lenguajes por aprender, es utilizado ampliamente en Google, la Nasa, asi como muchos proyectos de open source, administradores de sistemas, etc. El lenguaje ha adquirido madurez y posee una base solida en las librerias disponibles para casi cualquier tarea imaginable. Es un lenguaje dinamico, extensible y flexible, pero a pesar de todas estas caracteristicas, como que Python no es muy bien recibido en el ambiente de aplicaciones corporativas, caso contrario de Java o .Net. Pero a pesar de esto, Python, proximo a su version 3.2, es mas fuerte que antes y dado su uso extensivo en muchas areas, dudo que sus dias esten contados.</text:p>
            </text:list-item>
            <text:list-item>
              <text:p text:style-name="P1">Soporte del lenguaje por medio de companias, comunidad open source, etc: el lenguaje es soportado por una gran comunidad de usuarios y desarrolladores que activamente trabajan para el proyecto, basado en la licencia Python Software Foundation, esta es similar a una licencia tipo BSD y totalmente compatible con GPL. </text:p>
            </text:list-item>
          </text:list>
        </text:list-item>
        <text:list-item>
          <text:p text:style-name="P1">Plataformas de Programacion </text:p>
          <text:list>
            <text:list-item>
              <text:p text:style-name="P1">En que plataformas podemos hacer uso de este lenguaje </text:p>
              <text:list>
                <text:list-item>
                  <text:p text:style-name="P1">Arquitectura de HW: Disponible para las arquitecturas de HW mas utilizadas y donde haya un interprete del lenguaje.</text:p>
                </text:list-item>
                <text:list-item>
                  <text:p text:style-name="P1">Sistemas Operativos: Unix, Linux, Windows, MacOS, Mobile Oses, entre otros.</text:p>
                </text:list-item>
              </text:list>
            </text:list-item>
            <text:list-item>
              <text:p text:style-name="P1">Navegadores de Internet: N/A</text:p>
            </text:list-item>
            <text:list-item>
              <text:p text:style-name="P1">Servidores Web : Con respecto a Apache, Python tiene a mod_python, el cual trabaja un poco diferente a como trabaja mod_php, a pesar que muchos que vienen de PHP confunden su fincionamiento y diferencias. Mucha de la diferencia radica en que Python no se mezcal con el codigo HTML de la pagina web, otra es que el modulo de Python se adhiere al proceso de Apache, con lo cual evita que cada peticion al servidor inicie un interprete en cada una de ellas, por el contrario, esta caracteristica afecta el rendimiento del servidor dado que lo hace lento, pues cada proceso hijo de Apache carga el modulo aun que no lo utilice. Por <text:s/>otro lado Python es efectivo en la creacion de servicios web utilizando protocolos como Rest o SOAP, entre otros.</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Teletype" style:family="text">
      <style:text-properties style:font-name="DejaVu Sans Mono" style:font-name-asian="WenQuanYi Zen Hei Mono"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9T14:21:37</meta:creation-date>
    <meta:editing-duration>PT38H52M15S</meta:editing-duration>
    <meta:editing-cycles>11</meta:editing-cycles>
    <meta:generator>OpenOffice.org/3.2$Linux OpenOffice.org_project/320m12$Build-9483</meta:generator>
    <dc:date>2010-11-22T17:36:44</dc:date>
    <dc:creator>Francisco Diaz</dc:creator>
    <meta:document-statistic meta:table-count="1" meta:image-count="0" meta:object-count="0" meta:page-count="3" meta:paragraph-count="59" meta:word-count="1255" meta:character-count="7966"/>
  </office:meta>
</office:document-meta>
</file>